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automatic-styles>
    <style:style style:name="P1" style:family="paragraph" style:parent-style-name="Standard">
      <style:paragraph-properties fo:margin-right="-2cm" fo:margin-top="0cm" fo:margin-bottom="0.282cm" style:contextual-spacing="false" fo:line-height="100%" fo:text-align="justify" style:justify-single-word="false">
        <style:tab-stops>
          <style:tab-stop style:position="16.087cm"/>
        </style:tab-stops>
      </style:paragraph-properties>
      <style:text-properties fo:color="#000000" loext:opacity="100%" style:font-name="Arial" fo:font-size="14pt" fo:font-weight="bold" style:font-size-asian="14pt" style:font-weight-asian="bold" style:font-name-complex="Arial1" style:font-size-complex="14pt" style:font-weight-complex="bold"/>
    </style:style>
    <style:style style:name="P2" style:family="paragraph" style:parent-style-name="Standard">
      <style:paragraph-properties fo:margin-top="0cm" fo:margin-bottom="0.282cm" style:contextual-spacing="false" fo:line-height="100%" fo:text-align="justify" style:justify-single-word="false"/>
      <style:text-properties fo:color="#000000" loext:opacity="100%" style:font-name="Arial" fo:font-size="14pt" fo:font-weight="bold" style:font-size-asian="14pt" style:font-weight-asian="bold" style:font-name-complex="Arial1" style:font-size-complex="14pt" style:font-weight-complex="bold"/>
    </style:style>
    <style:style style:name="P3" style:family="paragraph" style:parent-style-name="Standard">
      <style:paragraph-properties fo:margin-top="0cm" fo:margin-bottom="0.282cm" style:contextual-spacing="false" fo:line-height="100%" fo:text-align="justify" style:justify-single-word="false"/>
    </style:style>
    <style:style style:name="P4" style:family="paragraph" style:parent-style-name="Standard">
      <style:paragraph-properties fo:margin-top="0cm" fo:margin-bottom="0.282cm" style:contextual-spacing="false" fo:line-height="100%" fo:text-align="justify" style:justify-single-word="false"/>
      <style:text-properties style:font-name="Calibri2" style:font-name-complex="Calibri3"/>
    </style:style>
    <style:style style:name="P5" style:family="paragraph" style:parent-style-name="Heading_20_2">
      <style:paragraph-properties>
        <style:tab-stops/>
      </style:paragraph-properties>
    </style:style>
    <style:style style:name="P6" style:family="paragraph" style:parent-style-name="Standard">
      <style:paragraph-properties fo:margin-top="0cm" fo:margin-bottom="0.282cm" style:contextual-spacing="false" fo:text-align="justify" style:justify-single-word="false" fo:break-before="page"/>
    </style:style>
    <style:style style:name="P7" style:family="paragraph" style:parent-style-name="Standard">
      <style:paragraph-properties fo:margin-top="0cm" fo:margin-bottom="0.282cm" style:contextual-spacing="false" fo:text-align="justify" style:justify-single-word="false"/>
      <style:text-properties style:font-name="Calibri2" style:font-name-complex="Calibri3"/>
    </style:style>
    <style:style style:name="P8" style:family="paragraph" style:parent-style-name="Standard">
      <style:paragraph-properties fo:margin-top="0cm" fo:margin-bottom="0.282cm" style:contextual-spacing="false" fo:text-align="justify" style:justify-single-word="false"/>
    </style:style>
    <style:style style:name="P9"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margin-top="0cm" fo:margin-bottom="0.282cm" style:contextual-spacing="false" fo:text-align="justify" style:justify-single-word="false" fo:text-indent="1.249cm" style:auto-text-indent="false"/>
    </style:style>
    <style:style style:name="P11" style:family="paragraph" style:parent-style-name="Standard">
      <style:paragraph-properties fo:margin-top="0cm" fo:margin-bottom="0.353cm" style:contextual-spacing="false" fo:text-align="justify" style:justify-single-word="false" fo:break-before="page"/>
      <style:text-properties fo:font-size="14pt" fo:font-weight="bold" style:font-size-asian="14pt" style:font-weight-asian="bold" style:font-size-complex="14pt" style:font-weight-complex="bold"/>
    </style:style>
    <style:style style:name="P12" style:family="paragraph" style:parent-style-name="Standard">
      <style:paragraph-properties fo:margin-top="0cm" fo:margin-bottom="0cm" style:contextual-spacing="false" fo:line-height="100%"/>
      <style:text-properties fo:color="#333333" loext:opacity="100%" style:font-name="Arial" fo:font-size="14pt" fo:font-weight="bold" style:font-size-asian="14pt" style:font-weight-asian="bold" style:font-name-complex="Arial1" style:font-size-complex="14pt" style:font-weight-complex="bold"/>
    </style:style>
    <style:style style:name="P13" style:family="paragraph" style:parent-style-name="Standard">
      <style:paragraph-properties fo:margin-top="0cm" fo:margin-bottom="0.282cm" style:contextual-spacing="false"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cm" fo:margin-bottom="0.282cm" style:contextual-spacing="false" fo:text-align="justify" style:justify-single-word="false"/>
      <style:text-properties style:font-name="Arial"/>
    </style:style>
    <style:style style:name="P15" style:family="paragraph" style:parent-style-name="Standard">
      <style:paragraph-properties fo:margin-top="0cm" fo:margin-bottom="0.282cm" style:contextual-spacing="false" fo:text-align="justify" style:justify-single-word="false"/>
      <style:text-properties style:font-name="Arial" officeooo:paragraph-rsid="001595e6"/>
    </style:style>
    <style:style style:name="P16" style:family="paragraph" style:parent-style-name="Standard">
      <style:paragraph-properties fo:margin-top="0cm" fo:margin-bottom="0.282cm" style:contextual-spacing="false" fo:text-align="justify" style:justify-single-word="false" fo:break-before="page"/>
      <style:text-properties officeooo:paragraph-rsid="00163f2d"/>
    </style:style>
    <style:style style:name="P17" style:family="paragraph" style:parent-style-name="Standard">
      <style:paragraph-properties fo:margin-top="0cm" fo:margin-bottom="0.282cm" style:contextual-spacing="false" fo:text-align="justify" style:justify-single-word="false"/>
      <style:text-properties style:font-name="Calibri2" fo:font-size="12pt" style:font-size-asian="12pt" style:font-name-complex="Calibri3" style:font-size-complex="12pt"/>
    </style:style>
    <style:style style:name="P18"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19" style:family="paragraph" style:parent-style-name="Standard">
      <style:paragraph-properties fo:margin-top="0cm" fo:margin-bottom="0.282cm" style:contextual-spacing="false" fo:text-align="justify" style:justify-single-word="false" fo:break-before="page"/>
      <style:text-properties style:font-name="Arial" officeooo:paragraph-rsid="00163f2d"/>
    </style:style>
    <style:style style:name="P20" style:family="paragraph" style:parent-style-name="Standard" style:list-style-name="WWNum2">
      <style:paragraph-properties fo:margin-top="0cm" fo:margin-bottom="0.282cm" style:contextual-spacing="false" fo:text-align="justify" style:justify-single-word="false"/>
    </style:style>
    <style:style style:name="P21" style:family="paragraph" style:parent-style-name="Standard" style:list-style-name="WWNum3">
      <style:paragraph-properties fo:margin-top="0cm" fo:margin-bottom="0.282cm" style:contextual-spacing="false" fo:text-align="justify" style:justify-single-word="false"/>
    </style:style>
    <style:style style:name="P22" style:family="paragraph" style:parent-style-name="Standard">
      <style:paragraph-properties fo:margin-top="0cm" fo:margin-bottom="0.282cm" style:contextual-spacing="false" fo:text-align="justify" style:justify-single-word="false"/>
      <style:text-properties style:font-name="Arial" fo:font-size="14pt" fo:font-weight="bold" officeooo:rsid="001595e6" officeooo:paragraph-rsid="001595e6" style:font-size-asian="12.25pt" style:font-weight-asian="bold" style:font-name-complex="Calibri3" style:font-size-complex="14pt" style:font-weight-complex="bold"/>
    </style:style>
    <style:style style:name="P23" style:family="paragraph" style:parent-style-name="Standard" style:list-style-name="L1">
      <style:paragraph-properties fo:margin-top="0cm" fo:margin-bottom="0.282cm" style:contextual-spacing="false" fo:text-align="justify" style:justify-single-word="false"/>
      <style:text-properties style:font-name="Arial" fo:font-size="11pt" fo:font-weight="bold" officeooo:rsid="001595e6" officeooo:paragraph-rsid="001595e6" style:font-size-asian="9.60000038146973pt" style:font-weight-asian="bold" style:font-name-complex="Calibri3" style:font-size-complex="11pt" style:font-weight-complex="bold"/>
    </style:style>
    <style:style style:name="P24" style:family="paragraph" style:parent-style-name="Standard" style:list-style-name="L2">
      <style:paragraph-properties fo:margin-top="0cm" fo:margin-bottom="0.282cm" style:contextual-spacing="false" fo:text-align="justify" style:justify-single-word="false"/>
      <style:text-properties style:font-name="Arial" fo:font-size="14pt" fo:font-weight="bold" officeooo:rsid="001595e6" officeooo:paragraph-rsid="001595e6" style:font-size-asian="12.25pt" style:font-weight-asian="bold" style:font-name-complex="Calibri3" style:font-size-complex="14pt" style:font-weight-complex="bold"/>
    </style:style>
    <style:style style:name="P25" style:family="paragraph" style:parent-style-name="Standard">
      <style:paragraph-properties fo:text-align="justify" style:justify-single-word="false"/>
    </style:style>
    <style:style style:name="T1" style:family="text">
      <style:text-properties fo:color="#000000" loext:opacity="100%" style:font-name="Arial" fo:font-size="14pt" fo:font-weight="bold" style:font-size-asian="14pt" style:font-weight-asian="bold" style:font-name-complex="Arial1" style:font-size-complex="14pt" style:font-weight-complex="bold"/>
    </style:style>
    <style:style style:name="T2" style:family="text">
      <style:text-properties fo:color="#000000" loext:opacity="100%" style:font-name="Arial" fo:font-size="12pt" style:font-size-asian="12pt" style:font-name-complex="Arial1" style:font-size-complex="12pt" style:font-weight-complex="bold"/>
    </style:style>
    <style:style style:name="T3" style:family="text">
      <style:text-properties fo:color="#000000" loext:opacity="100%" style:font-name="Arial" fo:font-size="12pt" style:font-size-asian="12pt" style:font-name-complex="Arial1" style:font-size-complex="12pt"/>
    </style:style>
    <style:style style:name="T4" style:family="text">
      <style:text-properties style:font-name="Calibri2" style:font-name-complex="Calibri3"/>
    </style:style>
    <style:style style:name="T5" style:family="text">
      <style:text-properties style:font-name="Arial" fo:font-size="14pt" fo:font-weight="bold" style:font-size-asian="14pt" style:font-weight-asian="bold" style:font-name-complex="Arial1" style:font-size-complex="14pt"/>
    </style:style>
    <style:style style:name="T6" style:family="text">
      <style:text-properties style:font-name="Arial" fo:font-size="12pt" style:font-size-asian="12pt" style:font-name-complex="Arial1" style:font-size-complex="12pt"/>
    </style:style>
    <style:style style:name="T7" style:family="text">
      <style:text-properties style:font-name="Arial" style:font-name-complex="Arial1"/>
    </style:style>
    <style:style style:name="T8" style:family="text">
      <style:text-properties fo:font-size="12pt" style:font-size-asian="12pt" style:font-size-complex="12pt"/>
    </style:style>
    <style:style style:name="T9" style:family="text">
      <style:text-properties fo:color="#333333" loext:opacity="100%" style:font-name="Arial" style:font-name-complex="Arial1"/>
    </style:style>
    <style:style style:name="T10" style:family="text">
      <style:text-properties fo:color="#333333" loext:opacity="100%" style:font-name="Arial" fo:font-size="12pt" style:font-size-asian="12pt" style:font-name-complex="Arial1"/>
    </style:style>
    <style:style style:name="T11" style:family="text">
      <style:text-properties fo:color="#333333" loext:opacity="100%" style:font-name="Arial" fo:font-size="14pt" fo:font-weight="bold" style:font-size-asian="14pt" style:font-weight-asian="bold" style:font-name-complex="Arial1" style:font-size-complex="14pt"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style:font-name="Arial" fo:font-size="14pt" style:text-underline-style="solid" style:text-underline-width="auto" style:text-underline-color="font-color" style:font-size-asian="14pt" style:font-name-complex="Arial1" style:font-size-complex="14pt" style:font-weight-complex="bold"/>
    </style:style>
    <style:style style:name="T14" style:family="text">
      <style:text-properties style:font-name="Arial" fo:font-size="12pt" style:font-size-asian="12pt" style:font-name-complex="Arial1" style:font-size-complex="12pt" style:font-weight-complex="bold"/>
    </style:style>
    <style:style style:name="T15" style:family="text">
      <style:text-properties style:font-name="Arial" fo:font-size="12pt" officeooo:rsid="001595e6" style:font-size-asian="12pt" style:font-name-complex="Arial1" style:font-size-complex="12pt" style:font-weight-complex="bold"/>
    </style:style>
    <style:style style:name="T16" style:family="text">
      <style:text-properties fo:font-size="12pt" officeooo:rsid="001595e6" style:font-size-asian="12pt" style:font-name-complex="Arial1" style:font-size-complex="12pt" style:font-weight-complex="bold"/>
    </style:style>
    <style:style style:name="T17" style:family="text">
      <style:text-properties fo:font-variant="normal" fo:text-transform="none" fo:color="#000000" loext:opacity="100%" fo:font-size="12pt" fo:letter-spacing="normal" fo:font-style="normal" fo:font-weight="normal" officeooo:rsid="001595e6" style:font-size-asian="12pt" style:font-name-complex="Arial1" style:font-size-complex="12pt" style:font-weight-complex="bold"/>
    </style:style>
    <style:style style:name="T18" style:family="text">
      <style:text-properties fo:color="#000000" loext:opacity="100%" fo:font-size="12pt" officeooo:rsid="001595e6" style:font-size-asian="12pt" style:font-name-complex="Arial1" style:font-size-complex="12pt" style:font-weight-complex="bold"/>
    </style:style>
    <style:style style:name="T19" style:family="text">
      <style:text-properties fo:color="#000000" loext:opacity="100%" fo:font-size="12pt" officeooo:rsid="00163f2d" style:font-size-asian="12pt" style:font-name-complex="Arial1" style:font-size-complex="12pt" style:font-weight-complex="bold"/>
    </style:style>
    <style:style style:name="T20" style:family="text">
      <style:text-properties fo:color="#333333" loext:opacity="100%" style:font-name="Arial" fo:font-size="14pt" fo:font-weight="bold" officeooo:rsid="00163f2d" style:font-size-asian="14pt" style:font-weight-asian="bold" style:font-name-complex="Arial1" style:font-size-complex="14pt" style:font-weight-complex="bold"/>
    </style:style>
    <style:style style:name="T21" style:family="text">
      <style:text-properties style:font-name="Calibri2" fo:font-size="12pt" style:font-size-asian="12pt" style:font-name-complex="Calibri3" style:font-size-complex="12pt"/>
    </style:style>
    <style:style style:name="T22" style:family="text">
      <style:text-properties style:font-name="Arial" fo:font-size="12pt" fo:font-weight="bold" style:font-size-asian="12pt" style:font-weight-asian="bold" style:font-name-complex="Arial1" style:font-size-complex="12pt" style:font-weight-complex="bold"/>
    </style:style>
    <style:style style:name="T23" style:family="text">
      <style:text-properties fo:font-size="14pt" fo:font-weight="bold" style:font-size-asian="14pt" style:font-weight-asian="bold" style:font-name-complex="Arial1" style:font-size-complex="14pt" style:font-weight-complex="bold"/>
    </style:style>
    <style:style style:name="T24" style:family="text">
      <style:text-properties fo:font-size="12pt" fo:font-weight="bold" style:font-size-asian="12pt" style:font-weight-asian="bold" style:font-name-complex="Arial1" style:font-size-complex="12pt" style:font-weight-complex="bold"/>
    </style:style>
    <style:style style:name="T25" style:family="text">
      <style:text-properties fo:color="#000080" loext:opacity="100%"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26" style:family="text">
      <style:text-properties fo:color="#000000" loext:opacity="100%" fo:font-size="12pt" fo:font-weight="bold" style:font-size-asian="12pt" style:font-weight-asian="bold" style:font-name-complex="Arial1" style:font-size-complex="12pt" style:font-weight-complex="bold"/>
    </style:style>
    <style:style style:name="T27" style:family="text">
      <style:text-properties fo:color="#000080" loext:opacity="100%" style:font-name="Arial" fo:font-size="12pt" style:text-underline-style="solid" style:text-underline-width="auto" style:text-underline-color="font-color" style:font-size-asian="12pt" style:font-name-complex="Arial1" style:font-size-complex="12pt"/>
    </style:style>
    <style:style style:name="T28" style:family="text">
      <style:text-properties fo:font-size="12pt" fo:font-weight="bold" style:font-size-asian="12pt" style:font-weight-asian="bold" style:font-name-complex="Calibri3" style:font-size-complex="12pt" style:font-weight-complex="bold"/>
    </style:style>
    <style:style style:name="T29" style:family="text">
      <style:text-properties style:font-name="Arial" fo:font-size="12pt" style:font-size-asian="12pt" style:font-name-complex="Calibri3"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text:span text:style-name="T1">MANGUE BEAT : CHICO SCIENCE E NAÇÃO ZUMBI NOS ANOS 90</text:span></text:p>
      <text:p text:style-name="P2" loext:marker-style-name="T1"/>
      <text:p text:style-name="P3"><text:span text:style-name="T2">Integrador:</text:span><text:span text:style-name="T3"> Lucas Machado, Gustavo Borelli, Nicolas Pilon E Miguel Borelli.</text:span></text:p>
      <text:p text:style-name="P3"><text:span text:style-name="T2">Orientação: Prof. Matheus Prado</text:span></text:p>
      <text:p text:style-name="P3"><text:span text:style-name="T2">Tutores: Prof. Ana Clara Grossi Martins, Prof. Camila Roza Campos Amaral</text:span></text:p>
      <text:p text:style-name="P4" loext:marker-style-name="T4"/>
      <text:p text:style-name="P4" loext:marker-style-name="T4"/>
      <text:h text:style-name="P5" text:outline-level="2"/>
      <text:p text:style-name="P6"><text:span text:style-name="T5">SUMÁRIO:</text:span></text:p>
      <text:p text:style-name="P7" loext:marker-style-name="T4"/>
      <text:p text:style-name="P8"><text:span text:style-name="T6">Capítulo 1: Os anos 90 no Brasil</text:span></text:p>
      <text:p text:style-name="P8"><text:span text:style-name="T6">Capítulo 2: A música nos anos 90</text:span></text:p>
      <text:p text:style-name="P8"><text:span text:style-name="T6">Capítulo 3: Recife nos anos 90</text:span></text:p>
      <text:p text:style-name="P8"><text:span text:style-name="T6">Capítulo 4: Nação Zumbi</text:span></text:p>
      <text:p text:style-name="P8"><text:span text:style-name="T6">Capítulo 5: Chico Science</text:span></text:p>
      <text:p text:style-name="P8"><text:span text:style-name="T6">Capítulo 6: A mudança dos anos 90</text:span></text:p>
      <text:p text:style-name="P8"><text:span text:style-name="T6">Capítulo 7: Conclusão</text:span></text:p>
      <text:p text:style-name="P8"><text:span text:style-name="T6">Capítulo 8: Bibliografia</text:span></text:p>
      <text:p text:style-name="P7" loext:marker-style-name="T4"/>
      <text:p text:style-name="P9" loext:marker-style-name="T6"/>
      <text:p text:style-name="P6"><text:span text:style-name="T5">CAPÍTULO 1: OS ANOS 90 NO BRASIL</text:span></text:p>
      <text:p text:style-name="P8"><text:span text:style-name="T5"/></text:p>
      <text:p text:style-name="P10"><text:span text:style-name="T6">Anos 90, nesses anos muitas coisas aconteceram na política, esporte, tecnologia, economia, televisão, música etc. E todas essas coisas marcaram a época, por exemplo, na política no dia 15 de março de 1990 teve a posse de Fernando Collor de Melo e dois anos depois seu Impeachment sendo acusado de corrupção e envolvimento em esquemas de desvio de dinheiro que rendeu protestos com universitários se pintando e se vestindo com as cores da bandeira brasileira, eles ficaram conhecidos como a geração da cara pintada. Ainda na política teve o avanço dos movimentos sociais e o MST (Movimento dos Trabalhadores Rurais Sem Terra), que, caso não saiba o que é o MST ele é um movimento social criado em 1984 e eles lutam pela reforma agraria, mudanças sociais no país e pela terra. Agora que sabem o que ele é, ele teve um grande avanço nos anos 90 organizando ocupações de terra e protesto para pressionar o governo sobre a reforma agraria.</text:span></text:p>
      <text:p text:style-name="P8"><text:span text:style-name="T6"><text:tab/>Na economia podemos voltar a falar do Collor que tentou controlar a inflação do Brasil com seu falho plano, o plano Collor, mas depois do plano Collor e seu impeachment em 92, em 1994 com liderança de Fernando Henrique Cardoso, ministro da fazenda na época, o plano introduziu a nova moeda, o real(R$), que conseguiu estabilizar a economia e controlar a inflação.</text:span></text:p>
      <text:p text:style-name="P8"><text:span text:style-name="T6"><text:tab/>No esporte teve, em 1994, o Brasil conquistando o tetracampeonato mundial após vencer da Itália, a ascensão de craques brasileiros o Romário e Ronaldo fenômeno, em 1998 teve a derrota do Brasil contra a França, perdendo de 3x0 sendo a pior derrota que o Brasil já teve e teve a polêmica com Ronaldo que teve uma convulsão em seu quarto de hotel, mas, mesmo assim, jogou, mesmo sem as condições. No automobilismo, Ayrton Senna, um dos maiores pilotos de fórmula 1 do mundo, teve seu terceiro título mundial, infelizmente, Ayrton acabou morrendo de forma trágica em Ímola, Itália. Ele acabou colidindo com o muro de concreto e tendo seu peito perfurado por uma mola de seu carro. E no basquete o jogador Oscar Schmidt considerado um dos melhores jogadores de basquete do Brasil representou o Brasil nas olimpíadas de 1992 e 1996.</text:span></text:p>
      <text:p text:style-name="P8"><text:span text:style-name="T6"><text:tab/>A televisão teve sua era de ouro nos anos 90, com novelas icônicas como pantanal(1990) que foi um sucesso na TV manchete, teve O rei do gado(1996) que foi um sucesso na rede Globo. Mas também teve os programas de humor e auditório que as vezes tinham conteúdo questionável, no humor tinha a série “Saí de baixo” e “Casseta &amp; Planeta, Urgente!”, e tinha os de auditório como o domingão do Faustão que hoje em dia o programa pertence ao Marcos Mion e o programa do Gugu que não existe mais pois a equipe do programa de despediu em 2017.</text:span></text:p>
      <text:p text:style-name="P8"><text:soft-page-break/><text:span text:style-name="T6">Agora a parte mais importante para esse texto a música! Que merece um capítulo próprio.</text:span></text:p>
      <text:p text:style-name="P11"><text:span text:style-name="T7">CAPÍTULO 2: A MÚSICA NOS ANOS 90</text:span></text:p>
      <text:p text:style-name="P7" loext:marker-style-name="T4"/>
      <text:p text:style-name="P8"><text:span text:style-name="T6"><text:tab/>A música é um tipo de arte que muitas pessoas lembram com sentimentos bons ou ruins, a música pode transmitir várias coisas como protestos, momentos bons, reflexão sobre certos assuntos, tristeza ou só letras aleatórias que transmitem nada mas ainda divertem.</text:span></text:p>
      <text:p text:style-name="P8"><text:span text:style-name="T6"><text:tab/>Na música existem vários gêneros como rock, samba, axé, pagode e etc. E ainda tem ramos dentro desses gêneros que mudam alguns aspectos. Nos anos 90 a música acabou evoluindo e marcando gerações como a banda é o tchan! que fez músicas famosas como “é o tchan” (que ficou tão famosa que os integrantes colocaram o nome da banda como a da música), e “na boquinha da garrafa” que por mais contendo letras com duplo sentido, crianças ouviam. E o sertanejo também explodiu nos anos 90, mais especificamente o sertanejo romântico, ele ficou famoso por causa das novelas e a novidade dos rádios que ajudaram a trazer a música ao ouvido dos brasileiros. Teve o rock nacional que trouxe letras mais pesadas que criticavam a politica, temas sociais e temas existenciais mexendo com a juventude da época como a Legião Urbana que já criticavam o descaso do Brasil com a sua nação reclamando do péssimo retorno que o governo tinha com os brasileiros fazendo muito deles não terem esgoto, eles falam isso em sua música “perfeição”. Ele já criticaram várias coisas daria para fazer um capítulo inteiro sobre a história da banda, mas não é esse o assunto do texto.</text:span></text:p>
      <text:p text:style-name="P8"><text:span text:style-name="T6"><text:tab/>Mas não foi só o rock que criticou algo no Brasil, existiu os Racionais MC’s que criticavam a desigualdade social como em sua música “Capítulo 4, Versículo 3” falam da desigualdade social, o mundo da violência, dependências as drogas e outras coisas que eles presenciaram, eles fizeram tanto sucesso que foram a primeira banda de rap brasileira ao fazerem um show ao vivo em rede nacional, isso foi ótimo pois trouxe a voz da periferia ao resto do país e até hoje luta contra a opressão.</text:span></text:p>
      <text:p text:style-name="P8"><text:span text:style-name="T6"><text:tab/>Muitos dessas bandas ficaram famosas por causa da MTV(Music televison), que teve um grande papel na fama de bandas, a MTV tinha objetivo de transmitir videoclipes clipes de bandas que ampliou o alcance de bandas, eles não tinham exceção ajudavam bandas independentes e alternativas. Ela também grande papel em disseminar ideias e movimentos culturais conectando os jovens com esses assuntos mais sérios.</text:span></text:p>
      <text:p text:style-name="P8"><text:span text:style-name="T6"><text:tab/>Infelizmente a emissora acabou falindo por causa mudanças no formato, no modelo de negócios e nos nichos pois quando tentaram mudar o formato muitos espectadores se sentiram esquecidos e deslocados e acabaram saindo da MTV.</text:span></text:p>
      <text:p text:style-name="P8"><text:soft-page-break/><text:span text:style-name="T6"><text:tab/>A MTV não foi a única emissora de música do Brasil que mostrava músicas como o domingão do Faustão que apresentava cantores de sertanejo, pagode, axé e outros estilos de músicas mas não eram tão famosos quantos os citados antes. Também teve Sábado Sertanejo que feito no SBT esse programa também ajudou a fazer o sertanejo romântico famoso. Na parte das crianças tinha a Xuxa com o programa xuxa park que tinha o objetivo de trazer a músicas para as crianças o programa acabou em 2001, mas após o estúdio pegar fogo e Xuxa Meneghel se sentir culpada por causa de colocar as crianças naquela situação ela deu um tempo do trabalho com crianças.</text:span></text:p>
      <text:p text:style-name="P8"><text:span text:style-name="T6"><text:tab/>Na música também teve seus movimentos musicais, que protestavam sobre coisas do cotidiano como absurdos na política, problemas na mídia e etc. Mas no Brasil em Recife especificamente, teve um movimento de contra cultura lutando pela cultura e direitos dos cidadãos, o Mangue Beat.</text:span></text:p>
      <text:p text:style-name="P7" loext:marker-style-name="T4"/>
      <text:p text:style-name="P9" loext:marker-style-name="T6"/>
      <text:p text:style-name="P6"><text:span text:style-name="T5">CAPÍTULO 3: RECIFE NOS ANOS 90</text:span></text:p>
      <text:p text:style-name="P7" loext:marker-style-name="T4"/>
      <text:p text:style-name="P8" loext:marker-style-name="T8"><text:span text:style-name="T6"><text:tab/>Agora que falamos do Brasil e citamos o Mangue Beat, vamos falar na cidade que se originou o movimento, Recife é uma cidade do nordeste mais especificamente capital de Pernambuco e nos anos 90 Recife era umas das piores capitais do Brasil por causa das desigualdades social, pobreza e uma grande lacuna na cultura e essa parte que vou falar.</text:span><text:span text:style-name="T6"/></text:p>
      <text:p text:style-name="P8"><text:span text:style-name="T6"><text:tab/>Em recife tinha um movimento feito por Ariano Suassuna em 1970, esse movimento se chamava movimento armorial e seu objetivo era preservar a cultura brasileira fazendo ela não ter nenhum envolvimento com outra cultura, porém muitos jovens não gostavam disso e começaram a protestar contra essa tranca na cultura e também contra a desigualdade e pobreza, e um desses jovens era o</text:span><text:span text:style-name="T9"> </text:span><text:span text:style-name="T10">Francisco de Assis França que participava de blocos de break e protestava, ele começou duas bandas que acabaram bem rápido mas após conhecer um grupo chamada lamento negro que era de percussão ele começou uma banda chamada “Chico Science &amp; Nação Zumbi”, junto a banda ele começou um movimento que no inicio não possuía nome mas ao decorrer do movimento Chico Science fez um álbum com a banda “mundo livre S/A” e o álbum teve a musica “Manguebit”, sim “Manguebit” com o bit referenciando a linguagem de computador, mas por que? Como dito antes Recife era uma das cidades mais pobres do Brasil e a tecnologia estava a chegar na região então Chico Science fez a marca do movimento ser uma parabólica na lama, representando a tecnologia na pobreza ou a desigualdade entre Recife, então aproveitaram o nome da musica e mudaram o bit para beat de batida de musica.</text:span></text:p>
      <text:p text:style-name="P8"><text:span text:style-name="T10"><text:tab/>Após a criação do Manguebeat um dos integrantes da banda mundo livre S/A o Fred Zero Quatro fez um manifesto chamado “caranguejo com cérebro” que trazia um breve relato sobre a região de Recife falando sobre a importância do mangue sobre a desigualdade que reinava em Recife, esse manifesto trazia um retrato sobre o que o movimento queria falar para as pessoas de Recife, e a partir desse manifesto que uma das marcas do movimento era o caranguejo, e alguém que teve acesso a esse manifesto mandou uma cópia para a MTV que fez a emissora gravar uma matéria com os integrantes do movimento, eles gravaram a entrevista em 92 porém ela só foi ao ar em 93 e ela passou em um intervalo do show do nirvana no Hollywood rock o que acabou dando muita fama ao movimento trazendo fás e apoiadores na causa de Recife, mas a consagração dos integrantes foi em 94 quando teve a chegada de dois álbuns o “Da lama ao caos” de Chico Science &amp; nação zumbi que trouxe músicas como “samba makossa” que falam sobre a resistência cultural, e <text:s/>“Maracatu atômico” que fala sobre identidade e pertencimento.</text:span></text:p>
      <text:p text:style-name="P8"><text:soft-page-break/><text:span text:style-name="T10"><text:tab/>E teve o álbum do mundo livre S/A o “Samba esquema noise” que trouxe músicas como “manguebit” que foi citada anteriormente por dar nome ao movimento e “livre iniciativa” que expõe as contradições do capitalismo contemporâneo.</text:span></text:p>
      <text:p text:style-name="P8"><text:span text:style-name="T10"><text:tab/>Agora que você tem um entendimento sobre a situação de Recife vamos falar sobre um dos principais ativistas.</text:span></text:p>
      <text:p text:style-name="P12" loext:marker-style-name="T11"/>
      <text:p text:style-name="P6" loext:marker-style-name="T12"><text:span text:style-name="T11">CAPÍTULO 4: NAÇÃO ZUMBI</text:span><text:span text:style-name="T11"/></text:p>
      <text:p text:style-name="P13" loext:marker-style-name="T12"/>
      <text:p text:style-name="P8" loext:marker-style-name="T13"><text:span text:style-name="T12"><text:tab/></text:span><text:span text:style-name="T14">O Chico Science teve companheiros em sua jornada, como ele queria juntar o rock com o estilo musical do Recife o Maracatu, então Chico procurou </text:span><text:span text:style-name="T15">por integrantes que sabiam tocar os instrumentos usados no maracatu, então Chico Science, depois de alguns dias de procura, achou uma grupo nos subúrbios de Olinda eles participavam de blocos afro e faziam sua percussão então Chico reuniu a banda e começou “Chico Science &amp; a nação zumbi”.</text:span></text:p>
      <text:p text:style-name="P14"><text:span text:style-name="T16"><text:tab/>Eles escolherem o nome “A nação zumbi” para homenagear o Zumbi dos Palmares que é um marca na resistência dos escravos contra os portugueses na época de escravidão, os integrantes eram os Jorge dü Peixe que é responsável pelos vocais e samplers e além de cantor é ator em pequenos projetos, tinha Lúcio Maia que acabou saindo da banda para focar na carreira solo mas quando participava era guitarrista e ele que foi o fundador da banda, pupillo era o baterista e compositor da banda mas ele acabou saindo pois estava mais tendo mais destaque do que os outros integrantes, isso já tinha acontecido antes na história da banda pelo mesmo motivo, Toca Ogan tocava vários instrumentos na banda como </text:span><text:span text:style-name="T17">Baião, frevo, maracatu, ciranda, cubana e funk e daqui para frente a maioria deles tocavam a mesma coisa</text:span><text:span text:style-name="T18"> que o Toca.</text:span></text:p>
      <text:p text:style-name="P15"><text:span text:style-name="T18"><text:tab/>A nação zumbi tocava junto a Chico Science suas músicas, mas quando teve a morte de Chico Science eles ficaram em luto, pois era um amigo muito próximo então eles se encontraram em um dilema se paravam com a banda ou continuavam com ela, pois Chico era a figura principal da banda, mas eles decidiram continuar a banda pois esse era o legado de Chico Science e eles não podiam simplesmente terminar ali então eles chamam o Jorge dü Peixe para substituir Chico Science no vocal e produziram mais 6 álbuns.</text:span></text:p>
      <text:p text:style-name="P15"><text:span text:style-name="T18"><text:tab/>Hoje em dia, a </text:span><text:span text:style-name="T19">N</text:span><text:span text:style-name="T18">ação Zumbi </text:span><text:span text:style-name="T19">não produz mais música e em 2022 anunciou uma pausa de tempo indeterminado mas em 2023 um dos integrantes disse que eles estavam voltando a ativa e produzindo novos singles sem o Lúcio Maia pois começou a fazer projetos solo, teatro e no cinema fazendo documentários sobre o manguebeat e filme que não fazem muito sucesso mais ele diz que não liga e que o cinema sempre foi uma paixão para ele.</text:span></text:p>
      <text:p text:style-name="P15"><text:span text:style-name="T19"><text:tab/>Falamos da Nação Zumbi agora vamos falar sobre a estrela principal do manguebeat, Chico Science.</text:span></text:p>
      <text:p text:style-name="P16" loext:marker-style-name="T12"><text:span text:style-name="T20">CAPÍTULO 5: Chico Science</text:span></text:p>
      <text:p text:style-name="P15"><text:span text:style-name="T19"/></text:p>
      <text:p text:style-name="P15"><text:span text:style-name="T19"/></text:p>
      <text:p text:style-name="P14"><text:span text:style-name="T18"><text:tab/></text:span></text:p>
      <text:p text:style-name="P17" loext:marker-style-name="T21"/>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18" loext:marker-style-name="T22"/>
      <text:p text:style-name="P19"><text:span text:style-name="T11">CAPÍTULO </text:span><text:span text:style-name="T20">8</text:span><text:span text:style-name="T11">: </text:span><text:span text:style-name="T23">BIBLIOGRAFIA</text:span></text:p>
      <text:p text:style-name="P14"><text:span text:style-name="T24">Politize: </text:span></text:p>
      <text:list text:style-name="WWNum2">
        <text:list-item>
          <text:p text:style-name="P20"><text:a xlink:type="simple" xlink:href="https://www.politize.com.br/mst-voce-entende-o-que-e-esse-movimento/" text:style-name="ListLabel_20_37" text:visited-style-name="ListLabel_20_37"><text:span text:style-name="T25">Você entende esse movimento?</text:span></text:a></text:p>
        </text:list-item>
        <text:list-item>
          <text:p text:style-name="P20"><text:a xlink:type="simple" xlink:href="https://www.politize.com.br/estetica-politica-dos-racionais/#:~:text=Os%20Racionais%20foram%20pioneiros%20em,negra%20dentro%20das%20periferias%20urbanas." text:style-name="ListLabel_20_37" text:visited-style-name="ListLabel_20_37"><text:span text:style-name="T25">Racionais MC</text:span></text:a></text:p>
        </text:list-item>
      </text:list>
      <text:p text:style-name="P14"><text:span text:style-name="T24">UOL:</text:span></text:p>
      <text:list text:continue-numbering="true" text:style-name="WWNum2">
        <text:list-item>
          <text:p text:style-name="P20"><text:a xlink:type="simple" xlink:href="https://www.uol.com.br/splash/noticias/2023/07/28/incendio-no-xuxa-park-quase-causou-fim-da-carreira-de-xuxa-com-as-criancas.htm" text:style-name="ListLabel_20_37" text:visited-style-name="ListLabel_20_37"><text:span text:style-name="T25">Incêndio no Xuxa Park</text:span></text:a></text:p>
        </text:list-item>
        <text:list-item>
          <text:p text:style-name="P20"><text:span text:style-name="T22">I</text:span><text:a xlink:type="simple" xlink:href="https://educacao.uol.com.br/disciplinas/historia-brasil/impeachment-collor-foi-primeiro-alvo-de-impeachment-na-america-latina.htm" text:style-name="ListLabel_20_37" text:visited-style-name="ListLabel_20_37"><text:span text:style-name="T25">mpeachment do Collor</text:span></text:a></text:p>
        </text:list-item>
      </text:list>
      <text:p text:style-name="P14"><text:span text:style-name="T24">Nerd Loja:</text:span></text:p>
      <text:list text:continue-numbering="true" text:style-name="WWNum2">
        <text:list-item>
          <text:p text:style-name="P20"><text:a xlink:type="simple" xlink:href="https://www.nerdloja.com/blogs/nerd-noob/o-que-realmente-causou-o-fim-da-mtv-brasil-17#:~:text=Em%20resumo,%20a%20MTV%20Brasil,fal%C3%83%C2%AAncia%20da%20emissora%20em%202013." text:style-name="ListLabel_20_37" text:visited-style-name="ListLabel_20_37"><text:span text:style-name="T25">o que causou o fim da MTV</text:span></text:a></text:p>
        </text:list-item>
      </text:list>
      <text:p text:style-name="P14"><text:span text:style-name="T24">Youtube:</text:span></text:p>
      <text:list text:continue-numbering="true" text:style-name="WWNum2">
        <text:list-item>
          <text:p text:style-name="P20"><text:span text:style-name="T22">P</text:span><text:a xlink:type="simple" xlink:href="https://www.youtube.com/watch?v=FkFc6uK83Cw" text:style-name="ListLabel_20_37" text:visited-style-name="ListLabel_20_37"><text:span text:style-name="T25">rogramas que marcaram época</text:span></text:a></text:p>
        </text:list-item>
      </text:list>
      <text:p text:style-name="P14"><text:span text:style-name="T24">Estado de minas:</text:span></text:p>
      <text:list text:continue-numbering="true" text:style-name="WWNum2">
        <text:list-item>
          <text:p text:style-name="P20"><text:a xlink:type="simple" xlink:href="https://www.em.com.br/app/noticia/cultura/2023/07/28/interna_cultura,1526393/incendio-no-xuxa-park-quase-causou-fim-da-carreira-de-xuxa-com-as-criancas.shtmlhttps://www.em.com.br/app/noticia/cultura/2023/07/28/interna_cultura,1526393/incendio-no-xuxa-park-quase-causou-fim-da-carreira-de-xuxa-com-as-criancas.shtml" text:style-name="ListLabel_20_37" text:visited-style-name="ListLabel_20_37"><text:span text:style-name="T25">Incêndio no Xuxa Park</text:span></text:a></text:p>
        </text:list-item>
      </text:list>
      <text:p text:style-name="P14"><text:span text:style-name="T26">Terra:</text:span></text:p>
      <text:list text:continue-numbering="true" text:style-name="WWNum2">
        <text:list-item>
          <text:p text:style-name="P20"><text:a xlink:type="simple" xlink:href="https://www.terra.com.br/diversao/tv/fala-vj/videos/mtv-mudou-a-forma-de-olhar-e-se-comunicar-com-os-jovens,61e524f0587ceee1060b0e97c3d3f1b7bc1ykxyg.html" text:style-name="ListLabel_20_38" text:visited-style-name="ListLabel_20_38"><text:span text:style-name="T27">MTV mudou a forma de olhar para os jovens</text:span></text:a></text:p>
        </text:list-item>
        <text:list-item>
          <text:p text:style-name="P20"><text:a xlink:type="simple" xlink:href="https://www.terra.com.br/diversao/musica/as-10-melhores-bandas-de-rock-nacional-dos-anos-90,09d9d7f043cd3c9bc43dcf8057853597skojj30x.html" text:style-name="ListLabel_20_37" text:visited-style-name="ListLabel_20_37"><text:span text:style-name="T25">10 melhores bandas de rock</text:span></text:a></text:p>
        </text:list-item>
      </text:list>
      <text:p text:style-name="P14"><text:span text:style-name="T28">Centro de pesquisa e formação</text:span></text:p>
      <text:list text:style-name="WWNum3">
        <text:list-item>
          <text:p text:style-name="P21"><text:a xlink:type="simple" xlink:href="https://centrodepesquisaeformacao.sescsp.org.br/atividade/ariano-suassuna-e-o-movimento-armorial#:~:text=O%20Movimento%20Armorial%20foi%20fundado,origens%20da%20na%C3%A7%C3%A3o%20no%20sert%C3%A3o." text:style-name="Internet_20_link" text:visited-style-name="Visited_20_Internet_20_Link"><text:span text:style-name="Internet_20_Link"><text:span text:style-name="T29">Movimento armorial e Ariano Suassuna</text:span></text:span></text:a></text:p>
        </text:list-item>
      </text:list>
      <text:p text:style-name="P22">G1:</text:p>
      <text:list text:style-name="L1">
        <text:list-item>
          <text:p text:style-name="P23"><text:a xlink:type="simple" xlink:href="https://g1.globo.com/pop-arte/musica/blog/mauro-ferreira/post/2018/09/25/nacao-zumbi-fica-sem-pupillo-porque-o-baterista-se-tornou-maior-do-que-os-outros-musicos-da-banda.ghtml" text:style-name="Internet_20_link" text:visited-style-name="Visited_20_Internet_20_Link">Pupillo</text:a></text:p>
        </text:list-item>
      </text:list>
      <text:p text:style-name="P22">Agência Brasil:</text:p>
      <text:list text:style-name="L2">
        <text:list-item>
          <text:p text:style-name="P24"><text:a xlink:type="simple" xlink:href="https://www.google.com/url?sa=t&amp;rct=j&amp;q=&amp;esrc=s&amp;source=web&amp;cd=&amp;cad=rja&amp;uact=8&amp;ved=2ahUKEwiSls_9gtqIAxW2HrkGHX2zFVoQFnoECBcQAw&amp;url=https%3A%2F%2Fagenciabrasil.ebc.com.br%2Fradioagencia-nacional%2Fcultura%2Faudio%2F2022-02%2Fmorte-de-chico-science-completa-25-anos-e-manguebeat-segue-inovando%23%3A~%3Atext%3DO%2520Na%25C3%25A7%25C3%25A3o%2520Zumbi%2520produziu%2520seis%2CJorge%2520Du%2520Peixe%2520no%2520vocal.&amp;usg=AOvVaw28GxBjwkSmIjuApiLN8voT&amp;opi=89978449" text:style-name="Internet_20_link" text:visited-style-name="Visited_20_Internet_20_Link">nação zumbia</text:a></text:p>
        </text:list-item>
      </text:list>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F" svg:font-family="" style:font-family-generic="system" style:font-pitch="variable"/>
    <style:font-face style:name="Google Sans" svg:font-family="'Google Sans',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fo:language="pt" fo:country="B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fo:hyphenation-keep="page"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Heading_20_2" style:display-name="Heading 2" style:family="paragraph" style:parent-style-name="Title" style:next-style-name="Text_20_body" style:default-outline-level="2" style:list-style-name="" style:class="text">
      <style:paragraph-properties fo:margin-top="0.353cm" fo:margin-bottom="0.212cm" style:contextual-spacing="false">
        <style:tab-stops>
          <style:tab-stop style:position="0cm"/>
        </style:tab-stops>
      </style:paragraph-properties>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List_20_Paragraph" style:display-name="List Paragraph" style:family="paragraph" style:parent-style-name="Standard">
      <style:paragraph-properties fo:margin-left="1.27cm" fo:margin-top="0cm" fo:margin-bottom="0.353cm" style:contextual-spacing="tru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47cm" style:type="center"/>
          <style:tab-stop style:position="16.094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47cm" style:type="center"/>
          <style:tab-stop style:position="16.094cm" style:type="right"/>
        </style:tab-stops>
      </style:paragraph-properties>
    </style:style>
    <style:style style:name="Default_20_Paragraph_20_Font" style:display-name="Default Paragraph Font" style:family="text"/>
    <style:style style:name="Internet_20_Link_20__28_WW_29_" style:display-name="Internet Link (WW)"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3" style:display-name="Internet Link3"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80" loext:opacity="100%" style:font-name="Arial" fo:font-family="Arial" style:font-family-generic="swiss" style:font-pitch="variable" fo:font-size="12pt" style:text-underline-style="solid" style:text-underline-width="auto" style:text-underline-color="font-color" fo:font-weight="bold"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8" style:display-name="ListLabel 38" style:family="text">
      <style:text-properties fo:color="#000080" loext:opacity="100%" style:font-name="Arial" fo:font-family="Arial" style:font-family-generic="swiss" style:font-pitch="variable" fo:font-size="12pt" style:text-underline-style="solid" style:text-underline-width="auto" style:text-underline-color="font-color" style:font-size-asian="12pt" style:font-name-complex="Arial1" style:font-family-complex="Arial" style:font-family-generic-complex="system" style:font-pitch-complex="variable" style:font-size-complex="12pt"/>
    </style:style>
    <style:style style:name="ListLabel_20_39" style:display-name="ListLabel 39" style:family="text">
      <style:text-properties style:font-name="Arial" fo:font-family="Arial" style:font-family-generic="swiss" style:font-pitch="variable" fo:font-size="12pt" style:font-size-asian="12pt" style:font-name-complex="Calibri3" style:font-family-complex="Calibri" style:font-family-generic-complex="system" style:font-pitch-complex="variable" style:font-size-complex="12pt"/>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o Office">
      <loext:theme-colors loext:name="Escritório">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3.05cm" fo:margin-bottom="2.05cm" fo:margin-left="3.05cm" fo:margin-right="2.447cm" style:writing-mode="lr-tb" style:layout-grid-color="#c0c0c0" style:layout-grid-lines="43" style:layout-grid-base-height="0.527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xmlns:fo="urn:oasis:names:tc:opendocument:xmlns:xsl-fo-compatible:1.0" xmlns:config="urn:oasis:names:tc:opendocument:xmlns:config: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xhtml="http://www.w3.org/1999/xhtml" xmlns:css3t="http://www.w3.org/TR/css3-text/" xmlns:officeooo="http://openoffice.org/2009/office">
    <meta:initial-creator>Usuário</meta:initial-creator>
    <meta:editing-cycles>137</meta:editing-cycles>
    <meta:creation-date>2024-09-19T13:08:00</meta:creation-date>
    <dc:date>2024-09-23T20:33:05.830000000</dc:date>
    <dc:language>pt-BR</dc:language>
    <meta:editing-duration>PT23H5M46S</meta:editing-duration>
    <meta:generator>LibreOffice/24.8.0.3$Windows_X86_64 LibreOffice_project/0bdf1299c94fe897b119f97f3c613e9dca6be583</meta:generator>
    <meta:document-statistic meta:table-count="0" meta:image-count="0" meta:object-count="0" meta:page-count="11" meta:paragraph-count="63" meta:word-count="2168" meta:character-count="12482" meta:non-whitespace-character-count="10365"/>
    <meta:user-defined meta:name="AppVersion">12.0000</meta:user-defined>
    <meta:template xlink:type="simple" xlink:actuate="onRequest" xlink:title="Normal.dotm" xlink:href=""/>
  </office:meta>
</office:document-meta>
</file>